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 style:name="ad0db6f">
      <style:table-properties style:width="6.693in" table:align="margins"/>
    </style:style>
    <style:style style:family="table-column" style:name="aef78df">
      <style:table-column-properties style:column-width="0.7437in" style:rel-column-width="7281*"/>
    </style:style>
    <style:style style:family="table-cell" style:name="a9d4c3c">
      <style:table-cell-properties fo:border-bottom="0.0007in solid #000000" fo:border-left="0.0007in solid #000000" fo:border-right="none" fo:border-top="0.0007in solid #000000" fo:padding="0.0382in"/>
    </style:style>
    <style:style style:family="table-cell" style:name="ae01def">
      <style:table-cell-properties fo:border-bottom="0.0007in solid #000000" fo:border-left="0.0007in solid #000000" fo:border-right="none" fo:border-top="none" fo:padding="0.0382in"/>
    </style:style>
    <style:style style:family="table-cell" style:name="a7a7b34">
      <style:table-cell-properties fo:border="0.0007in solid #000000" fo:padding="0.0382in"/>
    </style:style>
    <style:style style:family="table-cell" style:name="a0dbec3">
      <style:table-cell-properties fo:border="0.0007in solid #000000" fo:border-bottom="0.0007in solid #000000" fo:border-top="none" fo:padding="0.0382in"/>
    </style:style>
    <style:style style:family="table" style:name="a461e37">
      <style:table-properties style:width="6.693in" table:align="margins"/>
    </style:style>
    <style:style style:family="table-column" style:name="a411040">
      <style:table-column-properties style:column-width="1.6732in" style:rel-column-width="16383*"/>
    </style:style>
    <style:style style:family="table-cell" style:name="a4875e2">
      <style:table-cell-properties fo:border-bottom="0.0007in solid #000000" fo:border-left="0.0007in solid #000000" fo:border-right="none" fo:border-top="0.0007in solid #000000" fo:padding="0.0382in"/>
    </style:style>
    <style:style style:family="table-cell" style:name="a75c3af">
      <style:table-cell-properties fo:border-bottom="0.0007in solid #000000" fo:border-left="0.0007in solid #000000" fo:border-right="none" fo:border-top="none" fo:padding="0.0382in"/>
    </style:style>
    <style:style style:family="table-cell" style:name="af14c93">
      <style:table-cell-properties fo:border="0.0007in solid #000000" fo:padding="0.0382in"/>
    </style:style>
    <style:style style:family="table-cell" style:name="a067ea2">
      <style:table-cell-properties fo:border="0.0007in solid #000000" fo:border-bottom="0.0007in solid #000000" fo:border-top="none" fo:padding="0.038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Controle de Alimentação Escolar</text:p>
      <table:table table:name="Table1" table:style-name="ad0db6f">
        <table:table-column table:number-columns-repeated="9" table:style-name="aef78df"/>
        <table:table-row>
          <table:table-cell office:string-value="ALUNOS MATRICULADOS" office:value-type="string" table:style-name="a9d4c3c">
            <text:p>ALUNOS MATRICULADOS</text:p>
          </table:table-cell>
          <table:table-cell table:style-name="a9d4c3c"/>
          <table:table-cell table:style-name="a9d4c3c"/>
          <table:table-cell table:style-name="a9d4c3c"/>
          <table:table-cell table:style-name="a9d4c3c"/>
          <table:table-cell office:string-value="TOTAL MATRICULADOS" office:value-type="string" table:style-name="a9d4c3c">
            <text:p>TOTAL MATRICULADOS</text:p>
          </table:table-cell>
          <table:table-cell office:string-value="TOTAL ATENDIDOS 86%" office:value-type="string" table:style-name="a9d4c3c">
            <text:p>TOTAL ATENDIDOS 86%</text:p>
          </table:table-cell>
          <table:table-cell office:string-value="Nº DE DIAS DE DISTRIBUIÇÃO DE REFEIÇÃO" office:value-type="string" table:style-name="a9d4c3c">
            <text:p>Nº DE DIAS DE DISTRIBUIÇÃO DE REFEIÇÃO</text:p>
          </table:table-cell>
          <table:table-cell office:string-value="TOTAL DE REFEICOES SERVIDAS" office:value-type="string" table:style-name="a7a7b34">
            <text:p>TOTAL DE REFEICOES SERVIDAS</text:p>
          </table:table-cell>
        </table:table-row>
        <table:table-row>
          <table:table-cell office:string-value="MODALIDADE DE ENSINO" office:value-type="string" table:style-name="ae01def">
            <text:p>MODALIDADE DE ENSINO</text:p>
          </table:table-cell>
          <table:table-cell office:string-value="1º TURNO" office:value-type="string" table:style-name="ae01def">
            <text:p>1º TURNO</text:p>
          </table:table-cell>
          <table:table-cell office:string-value="2º TURNO" office:value-type="string" table:style-name="ae01def">
            <text:p>2º TURNO</text:p>
          </table:table-cell>
          <table:table-cell office:string-value="3º TURNO" office:value-type="string" table:style-name="ae01def">
            <text:p>3º TURNO</text:p>
          </table:table-cell>
          <table:table-cell office:string-value="4º TURNO" office:value-type="string" table:style-name="ae01def">
            <text:p>4º TURNO</text:p>
          </table:table-cell>
          <table:table-cell table:style-name="ae01def"/>
          <table:table-cell table:style-name="ae01def"/>
          <table:table-cell table:style-name="ae01def"/>
          <table:table-cell table:style-name="a0dbec3"/>
        </table:table-row>
        <table:table-row>
          <table:table-cell office:string-value="PRÉ ESCOLAR" office:value-type="string" table:style-name="ae01def">
            <text:p>PRÉ ESCOLAR</text:p>
          </table:table-cell>
          <table:table-cell table:style-name="ae01def"/>
          <table:table-cell table:style-name="ae01def"/>
          <table:table-cell table:style-name="ae01def"/>
          <table:table-cell table:style-name="ae01def"/>
          <table:table-cell table:style-name="ae01def"/>
          <table:table-cell table:style-name="ae01def"/>
          <table:table-cell table:style-name="ae01def"/>
          <table:table-cell table:style-name="a0dbec3"/>
        </table:table-row>
        <table:table-row>
          <table:table-cell office:string-value="ENSINO FUNDAMENTAL" office:value-type="string" table:style-name="ae01def">
            <text:p>ENSINO FUNDAMENTAL</text:p>
          </table:table-cell>
          <table:table-cell table:style-name="ae01def"/>
          <table:table-cell table:style-name="ae01def"/>
          <table:table-cell table:style-name="ae01def"/>
          <table:table-cell table:style-name="ae01def"/>
          <table:table-cell table:style-name="ae01def"/>
          <table:table-cell table:style-name="ae01def"/>
          <table:table-cell table:style-name="ae01def"/>
          <table:table-cell table:style-name="a0dbec3"/>
        </table:table-row>
        <table:table-row>
          <table:table-cell office:string-value="JOVENS E ADULTOS" office:value-type="string" table:style-name="ae01def">
            <text:p>JOVENS E ADULTOS</text:p>
          </table:table-cell>
          <table:table-cell table:style-name="ae01def"/>
          <table:table-cell table:style-name="ae01def"/>
          <table:table-cell table:style-name="ae01def"/>
          <table:table-cell table:style-name="ae01def"/>
          <table:table-cell table:style-name="ae01def"/>
          <table:table-cell table:style-name="ae01def"/>
          <table:table-cell table:style-name="ae01def"/>
          <table:table-cell table:style-name="a0dbec3"/>
        </table:table-row>
        <table:table-row>
          <table:table-cell office:string-value="ENSINO ESPECIAL" office:value-type="string" table:style-name="ae01def">
            <text:p>ENSINO ESPECIAL</text:p>
          </table:table-cell>
          <table:table-cell table:style-name="ae01def"/>
          <table:table-cell table:style-name="ae01def"/>
          <table:table-cell table:style-name="ae01def"/>
          <table:table-cell table:style-name="ae01def"/>
          <table:table-cell table:style-name="ae01def"/>
          <table:table-cell table:style-name="ae01def"/>
          <table:table-cell table:style-name="ae01def"/>
          <table:table-cell table:style-name="a0dbec3"/>
        </table:table-row>
        <table:table-row>
          <table:table-cell office:string-value="TOTAL" office:value-type="string" table:style-name="ae01def">
            <text:p>TOTAL</text:p>
          </table:table-cell>
          <table:table-cell table:style-name="ae01def"/>
          <table:table-cell table:style-name="ae01def"/>
          <table:table-cell table:style-name="ae01def"/>
          <table:table-cell table:style-name="ae01def"/>
          <table:table-cell table:style-name="ae01def"/>
          <table:table-cell table:style-name="ae01def"/>
          <table:table-cell table:style-name="ae01def"/>
          <table:table-cell table:style-name="a0dbec3"/>
        </table:table-row>
      </table:table>
      <table:table table:name="Table2" table:style-name="a461e37">
        <table:table-column table:number-columns-repeated="4" table:style-name="a411040"/>
        <table:table-row>
          <table:table-cell office:string-value="DESJEJUM - ALUNOS ATENDIDOS 86%" office:value-type="string" table:style-name="a4875e2">
            <text:p>DESJEJUM - ALUNOS ATENDIDOS 86%</text:p>
          </table:table-cell>
          <table:table-cell office:string-value="0" office:value-type="string" table:style-name="a4875e2">
            <text:p>0</text:p>
          </table:table-cell>
          <table:table-cell office:string-value="TOTAL MENSAL DESJEJUM SERVIDO" office:value-type="string" table:style-name="a4875e2">
            <text:p>TOTAL MENSAL DESJEJUM SERVIDO</text:p>
          </table:table-cell>
          <table:table-cell office:string-value="0" office:value-type="string" table:style-name="af14c93">
            <text:p>0</text:p>
          </table:table-cell>
        </table:table-row>
      </table:table>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joycinha</dc:creator>
    <dc:date>2018-06-25T21:33:11</dc:date>
    <meta:editing-cycles>1</meta:editing-cycles>
    <meta:editing-duration>PT0.591S</meta:editing-duration>
    <meta:initial-creator>joycinha</meta:initial-creator>
    <meta:creation-date>2018-06-25T21:33:10</meta:creation-date>
    <dc:language>pt</dc:language>
  </office:meta>
</office:document-meta>
</file>